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106">
      <style:table-cell-properties fo:background-color="#ffff00"/>
    </style:style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Лист2" table:style-name="ta1">
        <table:table-column table:style-name="co1" table:default-cell-style-name="ce3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time" office:time-value="PT01H00M00S">
            <text:p>1:00:00 AM</text:p>
          </table:table-cell>
          <table:table-cell table:style-name="ce1" office:value-type="time" office:time-value="PT02H00M00S">
            <text:p>2:00:00 AM</text:p>
          </table:table-cell>
          <table:table-cell table:style-name="ce1" office:value-type="time" office:time-value="PT03H00M00S">
            <text:p>3:00:00 AM</text:p>
          </table:table-cell>
          <table:table-cell table:style-name="ce1" office:value-type="time" office:time-value="PT04H00M00S">
            <text:p>4:00:00 AM</text:p>
          </table:table-cell>
          <table:table-cell table:style-name="ce1" office:value-type="time" office:time-value="PT05H00M00S">
            <text:p>5:00:00 AM</text:p>
          </table:table-cell>
          <table:table-cell table:style-name="ce1" office:value-type="time" office:time-value="PT06H00M00S">
            <text:p>6:00:00 AM</text:p>
          </table:table-cell>
          <table:table-cell table:style-name="ce1" office:value-type="time" office:time-value="PT07H00M00S">
            <text:p>7:00:00 AM</text:p>
          </table:table-cell>
          <table:table-cell table:style-name="ce1" office:value-type="time" office:time-value="PT08H00M00S">
            <text:p>8:00:00 AM</text:p>
          </table:table-cell>
          <table:table-cell table:style-name="ce1" office:value-type="time" office:time-value="PT09H00M00S">
            <text:p>9:00:00 AM</text:p>
          </table:table-cell>
          <table:table-cell table:style-name="ce1" office:value-type="time" office:time-value="PT10H00M00S">
            <text:p>10:00:00 AM</text:p>
          </table:table-cell>
          <table:table-cell table:style-name="ce1" office:value-type="time" office:time-value="PT11H00M00S">
            <text:p>11:00:00 AM</text:p>
          </table:table-cell>
          <table:table-cell table:style-name="ce1" office:value-type="time" office:time-value="PT12H00M00S">
            <text:p>12:00:00 PM</text:p>
          </table:table-cell>
          <table:table-cell table:style-name="ce1" office:value-type="time" office:time-value="PT13H00M00S">
            <text:p>1:00:00 PM</text:p>
          </table:table-cell>
          <table:table-cell table:style-name="ce1" office:value-type="time" office:time-value="PT14H00M00S">
            <text:p>2:00:00 PM</text:p>
          </table:table-cell>
          <table:table-cell table:style-name="ce1" office:value-type="time" office:time-value="PT15H00M00S">
            <text:p>3:00:00 PM</text:p>
          </table:table-cell>
          <table:table-cell table:style-name="ce1" office:value-type="time" office:time-value="PT16H00M00S">
            <text:p>4:00:00 PM</text:p>
          </table:table-cell>
          <table:table-cell table:style-name="ce1" office:value-type="time" office:time-value="PT17H00M00S">
            <text:p>5:00:00 PM</text:p>
          </table:table-cell>
          <table:table-cell table:style-name="ce1" office:value-type="time" office:time-value="PT18H00M00S">
            <text:p>6:00:00 PM</text:p>
          </table:table-cell>
          <table:table-cell table:style-name="ce1" office:value-type="time" office:time-value="PT19H00M00S">
            <text:p>7:00:00 PM</text:p>
          </table:table-cell>
          <table:table-cell table:style-name="ce1" office:value-type="time" office:time-value="PT20H00M00S">
            <text:p>8:00:00 PM</text:p>
          </table:table-cell>
          <table:table-cell table:style-name="ce1" office:value-type="time" office:time-value="PT21H00M00S">
            <text:p>9:00:00 PM</text:p>
          </table:table-cell>
          <table:table-cell table:style-name="ce1" office:value-type="time" office:time-value="PT22H00M00S">
            <text:p>10:00:00 PM</text:p>
          </table:table-cell>
          <table:table-cell table:style-name="ce1" office:value-type="time" office:time-value="PT23H00M00S">
            <text:p>11:00:00 PM</text:p>
          </table:table-cell>
          <table:table-cell table:style-name="ce1" office:value-type="time" office:time-value="PT24H00M00S">
            <text:p>12:00:00 AM</text:p>
          </table:table-cell>
          <table:table-cell table:style-name="ce6" table:number-columns-repeated="999"/>
        </table:table-row>
        <table:table-row table:style-name="ro1">
          <table:table-cell table:style-name="ce2" office:value-type="date" office:date-value="2019-07-01">
            <text:p>01.07.201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5">
            <text:p>2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2">
            <text:p>02.07.201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46">
            <text:p>4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3">
            <text:p>03.07.201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51">
            <text:p>51</text:p>
          </table:table-cell>
          <table:table-cell table:number-columns-repeated="2" table:style-name="ce4" office:value-type="float" office:value="75">
            <text:p>75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3">
            <text:p>7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4">
            <text:p>04.07.2019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3">
            <text:p>5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5">
            <text:p>05.07.2019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110">
            <text:p>11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1">
            <text:p>6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6">
            <text:p>06.07.201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25">
            <text:p>2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7">
            <text:p>07.07.2019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1">
            <text:p>111</text:p>
          </table:table-cell>
          <table:table-cell table:number-columns-repeated="2" table:style-name="ce4" office:value-type="float" office:value="59">
            <text:p>5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03">
            <text:p>10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8">
            <text:p>08.07.201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7">
            <text:p>6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09">
            <text:p>09.07.20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55">
            <text:p>5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5">
            <text:p>7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0">
            <text:p>10.07.2019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27">
            <text:p>2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1">
            <text:p>11.07.2019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5">
            <text:p>4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2">
            <text:p>12.07.201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36">
            <text:p>3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3">
            <text:p>13.07.2019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8">
            <text:p>2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4">
            <text:p>14.07.201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57">
            <text:p>5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5">
            <text:p>15.07.2019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2">
            <text:p>82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6">
            <text:p>16.07.2019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3">
            <text:p>11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7">
            <text:p>17.07.2019</text:p>
          </table:table-cell>
          <table:table-cell table:number-columns-repeated="2" table:style-name="ce4" office:value-type="float" office:value="88">
            <text:p>8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8">
            <text:p>2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8">
            <text:p>18.07.2019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9">
            <text:p>5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19">
            <text:p>19.07.201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5">
            <text:p>8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0">
            <text:p>20.07.2019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0">
            <text:p>6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1">
            <text:p>21.07.2019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77">
            <text:p>7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2">
            <text:p>22.07.2019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01">
            <text:p>10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3">
            <text:p>23.07.2019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3">
            <text:p>3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4">
            <text:p>24.07.2019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04">
            <text:p>10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5">
            <text:p>25.07.2019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90">
            <text:p>9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6">
            <text:p>26.07.201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0">
            <text:p>9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7">
            <text:p>27.07.2019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7">
            <text:p>2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8">
            <text:p>28.07.201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7">
            <text:p>3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29">
            <text:p>29.07.201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4">
            <text:p>7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30">
            <text:p>30.07.2019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30">
            <text:p>3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7-31">
            <text:p>31.07.20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3">
            <text:p>6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1">
            <text:p>01.08.2019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43">
            <text:p>4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2">
            <text:p>02.08.201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1">
            <text:p>3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3">
            <text:p>03.08.201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6">
            <text:p>7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4">
            <text:p>04.08.2019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70">
            <text:p>7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5">
            <text:p>05.08.2019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58">
            <text:p>5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6">
            <text:p>06.08.2019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0">
            <text:p>3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7">
            <text:p>07.08.201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8">
            <text:p>08.08.201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88">
            <text:p>8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09">
            <text:p>09.08.2019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0">
            <text:p>10.08.2019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63">
            <text:p>6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1">
            <text:p>11.08.201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95">
            <text:p>9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2">
            <text:p>12.08.201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44">
            <text:p>4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3">
            <text:p>13.08.20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3">
            <text:p>6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4">
            <text:p>14.08.201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7">
            <text:p>5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5">
            <text:p>15.08.201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7">
            <text:p>6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6">
            <text:p>16.08.201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0">
            <text:p>2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7">
            <text:p>17.08.201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86">
            <text:p>8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8">
            <text:p>18.08.2019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25">
            <text:p>2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19">
            <text:p>19.08.201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38">
            <text:p>3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0">
            <text:p>20.08.201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1">
            <text:p>8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1">
            <text:p>21.08.20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7">
            <text:p>11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2">
            <text:p>22.08.201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">
            <text:p>6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3">
            <text:p>23.08.2019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17">
            <text:p>11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4">
            <text:p>24.08.2019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02">
            <text:p>102</text:p>
          </table:table-cell>
          <table:table-cell table:number-columns-repeated="2" table:style-name="ce4" office:value-type="float" office:value="68">
            <text:p>6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7">
            <text:p>2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5">
            <text:p>25.08.201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3">
            <text:p>4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6">
            <text:p>26.08.201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2" table:style-name="ce4" office:value-type="float" office:value="51">
            <text:p>5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40">
            <text:p>4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7">
            <text:p>27.08.2019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0">
            <text:p>9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8">
            <text:p>28.08.201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104">
            <text:p>104</text:p>
          </table:table-cell>
          <table:table-cell table:style-name="ce4" office:value-type="float" office:value="85">
            <text:p>8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29">
            <text:p>29.08.2019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1">
            <text:p>6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30">
            <text:p>30.08.201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9">
            <text:p>8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8-31">
            <text:p>31.08.2019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99">
            <text:p>9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1">
            <text:p>01.09.2019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2">
            <text:p>02.09.2019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9">
            <text:p>7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3">
            <text:p>03.09.201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4">
            <text:p>2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4">
            <text:p>04.09.2019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6">
            <text:p>6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5">
            <text:p>05.09.201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4" office:value-type="float" office:value="116">
            <text:p>116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92">
            <text:p>92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6">
            <text:p>06.09.201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4" office:value-type="float" office:value="108">
            <text:p>10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84">
            <text:p>8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7">
            <text:p>07.09.201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06">
            <text:p>10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8">
            <text:p>08.09.201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09">
            <text:p>09.09.201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0">
            <text:p>2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0">
            <text:p>10.09.201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86">
            <text:p>8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1">
            <text:p>11.09.201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24">
            <text:p>24</text:p>
          </table:table-cell>
          <table:table-cell table:number-columns-repeated="2" table:style-name="ce4" office:value-type="float" office:value="90">
            <text:p>9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92">
            <text:p>92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2">
            <text:p>12.09.201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1">
            <text:p>5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3">
            <text:p>13.09.2019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29">
            <text:p>2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4">
            <text:p>14.09.2019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7">
            <text:p>27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5">
            <text:p>15.09.201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73">
            <text:p>7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5">
            <text:p>10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6">
            <text:p>16.09.2019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9">
            <text:p>69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5">
            <text:p>10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7">
            <text:p>17.09.2019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9">
            <text:p>29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8">
            <text:p>18.09.201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float" office:value="46">
            <text:p>4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1">
            <text:p>31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19">
            <text:p>19.09.201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4">
            <text:p>114</text:p>
          </table:table-cell>
          <table:table-cell table:number-columns-repeated="2" table:style-name="ce4" office:value-type="float" office:value="24">
            <text:p>24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0">
            <text:p>80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0">
            <text:p>20.09.20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2">
            <text:p>32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1">
            <text:p>21.09.201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3">
            <text:p>8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2">
            <text:p>22.09.201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4">
            <text:p>2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3">
            <text:p>23.09.2019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4" office:value-type="float" office:value="86">
            <text:p>8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6">
            <text:p>11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4">
            <text:p>24.09.201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16">
            <text:p>116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5">
            <text:p>25.09.2019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4">
            <text:p>34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6">
            <text:p>26.09.201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5">
            <text:p>8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7">
            <text:p>27.09.201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95">
            <text:p>9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8">
            <text:p>28.09.2019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75">
            <text:p>75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29">
            <text:p>29.09.201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8">
            <text:p>38</text:p>
          </table:table-cell>
          <table:table-cell table:number-columns-repeated="999"/>
        </table:table-row>
        <table:table-row table:style-name="ro1">
          <table:table-cell table:style-name="ce2" office:value-type="date" office:date-value="2019-09-30">
            <text:p>30.09.201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92">
            <text:p>92</text:p>
          </table:table-cell>
          <table:table-cell table:number-columns-repeated="99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time-style style:name="N510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02.11.2021</text:date>, <text:time>19:58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Office User</meta:initial-creator>
    <meta:creation-date>2020-08-06T11:48:12Z</meta:creation-date>
    <dc:date>2021-11-02T19:58:27.26</dc:date>
    <meta:editing-duration>PT42S</meta:editing-duration>
    <meta:editing-cycles>1</meta:editing-cycles>
    <meta:document-statistic meta:table-count="1" meta:cell-count="2324" meta:object-count="0"/>
  </office:meta>
</office:document-meta>
</file>